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irce" svg:font-family="Circe" style:font-family-generic="swiss" style:font-pitch="variable"/>
    <style:font-face style:name="Circe1" svg:font-family="Circe" style:font-adornments="Обычный" style:font-family-generic="swiss" style:font-pitch="variable"/>
    <style:font-face style:name="Circe Bold" svg:font-family="'Circe Bold'" style:font-family-generic="swiss" style:font-pitch="variable"/>
    <style:font-face style:name="Circe Bold1" svg:font-family="'Circe Bold'" style:font-adornments="Обычный" style:font-family-generic="swiss" style:font-pitch="variable"/>
    <style:font-face style:name="Circe ExtraBold" svg:font-family="'Circe ExtraBold'" style:font-family-generic="swiss" style:font-pitch="variable"/>
    <style:font-face style:name="Circe ExtraBold1" svg:font-family="'Circe ExtraBold'" style:font-adornments="Extra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6e4c" draw:shadow="hidden"/>
    </style:style>
    <style:style style:name="gr2" style:family="graphic" style:parent-style-name="standard">
      <style:graphic-properties draw:stroke="none" svg:stroke-color="#000000" draw:fill="solid" draw:fill-color="#006e4c" draw:textarea-horizontal-align="center" draw:textarea-vertical-align="middle" fo:min-height="0.5cm" draw:shadow="hidden"/>
    </style:style>
    <style:style style:name="gr3" style:family="graphic" style:parent-style-name="A4">
      <style:graphic-properties draw:stroke="none" draw:fill="solid" draw:fill-color="#006e4c" draw:textarea-horizontal-align="left" draw:textarea-vertical-align="middle" draw:auto-grow-height="true" draw:auto-grow-width="true" fo:min-height="0.865cm" fo:min-width="5.226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522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87cm" fo:min-width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6e4c"/>
    </style:style>
    <style:style style:name="P2" style:family="paragraph">
      <loext:graphic-properties draw:fill="solid" draw:fill-color="#006e4c"/>
      <style:paragraph-properties fo:text-align="center" style:writing-mode="lr-tb"/>
      <style:text-properties fo:text-transform="uppercase" fo:color="#006e4c" loext:opacity="100%" style:font-name="Circe ExtraBold1" fo:font-size="8pt" fo:font-weight="800"/>
    </style:style>
    <style:style style:name="P3" style:family="paragraph">
      <loext:graphic-properties draw:fill="solid" draw:fill-color="#006e4c"/>
      <style:paragraph-properties fo:text-align="center" style:writing-mode="lr-tb"/>
      <style:text-properties style:font-name="Circe Bold1" fo:font-size="7pt" fo:font-weight="bold" style:font-size-asian="24pt" style:font-size-complex="24pt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font-name="Circe Bold1" fo:font-size="10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irce1" fo:font-size="5pt" fo:font-weight="normal" style:font-size-asian="18pt" style:font-size-complex="18pt"/>
    </style:style>
    <style:style style:name="T1" style:family="text">
      <style:text-properties style:font-name="Circe1" fo:font-size="5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polygon draw:style-name="gr1" draw:text-style-name="P1" draw:layer="layout" svg:width="0.124cm" svg:height="0.874cm" svg:x="0.4cm" svg:y="0.404cm" svg:viewBox="0 0 125 875" draw:points="125,875 0,875 0,0 125,0">
              <text:p/>
            </draw:polygon>
            <draw:polygon draw:style-name="gr1" draw:text-style-name="P1" draw:layer="layout" svg:width="0.124cm" svg:height="0.25cm" svg:x="0.775cm" svg:y="1.029cm" svg:viewBox="0 0 125 251" draw:points="125,251 0,251 0,0 125,0">
              <text:p/>
            </draw:polygon>
            <draw:polygon draw:style-name="gr1" draw:text-style-name="P1" draw:layer="layout" svg:width="0.124cm" svg:height="0.25cm" svg:x="1.149cm" svg:y="1.029cm" svg:viewBox="0 0 125 251" draw:points="125,251 0,251 0,0 125,0">
              <text:p/>
            </draw:polygon>
            <draw:polygon draw:style-name="gr1" draw:text-style-name="P1" draw:layer="layout" svg:width="0.124cm" svg:height="0.25cm" svg:x="1.524cm" svg:y="1.029cm" svg:viewBox="0 0 125 251" draw:points="125,251 0,251 0,0 125,0">
              <text:p/>
            </draw:polygon>
            <draw:polygon draw:style-name="gr1" draw:text-style-name="P1" draw:layer="layout" svg:width="0.124cm" svg:height="0.25cm" svg:x="1.899cm" svg:y="1.029cm" svg:viewBox="0 0 125 251" draw:points="125,251 0,251 0,0 125,0">
              <text:p/>
            </draw:polygon>
            <draw:polygon draw:style-name="gr1" draw:text-style-name="P1" draw:layer="layout" svg:width="0.374cm" svg:height="0.499cm" svg:x="1.774cm" svg:y="0.404cm" svg:viewBox="0 0 375 500" draw:points="375,0 0,0 0,125 125,125 125,500 250,500 250,125 375,125">
              <text:p/>
            </draw:polygon>
            <draw:polygon draw:style-name="gr1" draw:text-style-name="P1" draw:layer="layout" svg:width="0.124cm" svg:height="0.874cm" svg:x="2.274cm" svg:y="0.404cm" svg:viewBox="0 0 125 875" draw:points="125,875 0,875 0,0 125,0">
              <text:p/>
            </draw:polygon>
            <draw:path draw:style-name="gr1" draw:text-style-name="P1" draw:layer="layout" svg:width="0.374cm" svg:height="0.499cm" svg:x="0.775cm" svg:y="0.404cm" svg:viewBox="0 0 375 500" svg:d="M188 249h-63v-124h63c34 0 62 28 62 63 0 34-28 61-62 61zM188 249zM188 0h-125-63v500h125v-125h63c103 0 187-85 187-187 0-104-84-188-187-188z">
              <text:p/>
            </draw:path>
            <draw:path draw:style-name="gr1" draw:text-style-name="P1" draw:layer="layout" svg:width="0.429cm" svg:height="0.503cm" svg:x="1.238cm" svg:y="0.401cm" svg:viewBox="0 0 430 504" svg:d="M252 504c-64 0-129-25-179-75-47-47-73-110-73-178 0-67 26-130 73-178 99-97 259-97 357 0l-88 89c-50-50-130-50-180 0-24 23-37 55-37 89 0 35 13 66 37 90 50 50 130 50 180 0l88 88c-48 50-113 75-178 75z">
              <text:p/>
            </draw:path>
          </draw:g>
          <draw:g>
            <draw:path draw:style-name="gr2" draw:text-style-name="P2" draw:layer="layout" svg:width="0.126cm" svg:height="0.144cm" svg:x="2.785cm" svg:y="0.398cm" svg:viewBox="0 0 127 145" svg:d="M94 55c0 30 0 60 0 90 11 0 22 0 33 0 0-48 0-97 0-145-10 0-20 0-29 0-22 30-43 60-65 90 0-30 0-60 0-90-11 0-22 0-33 0 0 48 0 97 0 145 10 0 19 0 29 0 22-30 43-60 65-90z">
              <text:p/>
            </draw:path>
            <draw:path draw:style-name="gr2" draw:text-style-name="P2" draw:layer="layout" svg:width="0.096cm" svg:height="0.146cm" svg:x="2.95cm" svg:y="0.397cm" svg:viewBox="0 0 97 147" svg:d="M0 146c8 1 23 1 42 1 16 0 29-4 40-12 10-7 15-18 15-33 0-8-2-16-6-21-4-6-9-10-15-12 11-8 17-19 17-33 0-11-4-19-12-26-8-6-21-10-37-10-13 0-28 0-44 1zM46 88c12 0 18 4 18 12 0 11-7 16-20 16-4 0-8-1-11-1v-27zM44 31c4 0 8 1 11 4 3 2 4 5 4 9 0 9-5 15-15 15h-11v-27c5-1 8-1 11-1z">
              <text:p/>
            </draw:path>
            <draw:path draw:style-name="gr2" draw:text-style-name="P2" draw:layer="layout" svg:width="0.15cm" svg:height="0.144cm" svg:x="3.06cm" svg:y="0.398cm" svg:viewBox="0 0 151 145" svg:d="M34 145c3-10 7-20 12-30 19 0 38 0 57 0 4 10 8 20 12 30 12 0 24 0 36 0-21-48-41-97-61-145-10 0-19 0-30 0-20 48-40 97-60 145 11 0 22 0 34 0zM90 84c-10 0-21 0-32 0 6-14 11-28 16-42 6 14 11 28 16 42z">
              <text:p/>
            </draw:path>
            <draw:path draw:style-name="gr2" draw:text-style-name="P2" draw:layer="layout" svg:width="0.118cm" svg:height="0.144cm" svg:x="3.231cm" svg:y="0.398cm" svg:viewBox="0 0 119 145" svg:d="M119 145c0-48 0-97 0-145-11 0-22 0-33 0 0 18 0 37 0 56-17 0-35 0-53 0 0-19 0-38 0-56-11 0-22 0-33 0 0 48 0 97 0 145 11 0 22 0 33 0 0-19 0-39 0-58 18 0 36 0 53 0 0 19 0 39 0 58 11 0 22 0 33 0z">
              <text:p/>
            </draw:path>
            <draw:path draw:style-name="gr2" draw:text-style-name="P2" draw:layer="layout" svg:width="0.153cm" svg:height="0.149cm" svg:x="3.379cm" svg:y="0.396cm" svg:viewBox="0 0 154 150" svg:d="M0 75c0 23 7 41 22 55 14 13 33 20 55 20 23 0 41-7 55-21 15-14 22-32 22-54s-7-41-21-54c-15-14-33-21-56-21s-41 7-56 22c-14 14-21 32-21 53zM35 75c0-13 4-23 12-32 8-8 18-12 30-12s22 4 30 12c8 9 12 19 12 32s-3 24-11 32c-7 8-18 12-31 12-12 0-21-4-30-13-7-8-12-18-12-31z">
              <text:p/>
            </draw:path>
            <draw:path draw:style-name="gr2" draw:text-style-name="P2" draw:layer="layout" svg:width="0.096cm" svg:height="0.146cm" svg:x="3.561cm" svg:y="0.397cm" svg:viewBox="0 0 97 147" svg:d="M0 146c8 1 23 1 42 1 16 0 29-4 40-12 10-7 15-18 15-33 0-8-2-16-6-21-4-6-9-10-15-12 11-8 17-19 17-33 0-11-4-19-12-26-8-6-21-10-37-10-13 0-28 0-44 1zM46 88c12 0 18 4 18 12 0 11-7 16-20 16-4 0-8-1-11-1v-27zM44 31c4 0 8 1 11 4 3 2 4 5 4 9 0 9-5 15-15 15h-11v-27c5-1 8-1 11-1z">
              <text:p/>
            </draw:path>
            <draw:path draw:style-name="gr2" draw:text-style-name="P2" draw:layer="layout" svg:width="0.122cm" svg:height="0.149cm" svg:x="3.679cm" svg:y="0.396cm" svg:viewBox="0 0 123 150" svg:d="M111 109c-10 7-20 10-32 10-13 0-23-4-32-12-7-8-12-19-12-32 0-14 4-25 12-32 7-8 17-12 29-12 10 0 20 3 30 9l14-25c-4-4-10-8-18-11s-17-4-26-4c-24 0-43 7-56 21-14 14-20 32-20 54 0 23 7 41 21 55 14 13 32 20 55 20 10 0 19-1 28-4 8-4 15-7 19-12z">
              <text:p/>
            </draw:path>
            <draw:path draw:style-name="gr2" draw:text-style-name="P2" draw:layer="layout" svg:width="0.124cm" svg:height="0.144cm" svg:x="3.826cm" svg:y="0.398cm" svg:viewBox="0 0 125 145" svg:d="M33 145c0-23 0-46 0-69 17 23 33 46 50 69 14 0 28 0 42 0-19-26-39-52-59-78 18-22 36-45 55-67-14 0-27 0-40 0-16 21-32 42-48 63 0-21 0-42 0-63-11 0-22 0-33 0 0 48 0 97 0 145 11 0 22 0 33 0z">
              <text:p/>
            </draw:path>
            <draw:path draw:style-name="gr2" draw:text-style-name="P2" draw:layer="layout" svg:width="0.126cm" svg:height="0.144cm" svg:x="3.97cm" svg:y="0.398cm" svg:viewBox="0 0 127 145" svg:d="M94 55c0 30 0 60 0 90 11 0 22 0 33 0 0-48 0-97 0-145-10 0-20 0-29 0-22 30-43 60-65 90 0-30 0-60 0-90-11 0-22 0-33 0 0 48 0 97 0 145 10 0 19 0 29 0 22-30 43-60 65-90z">
              <text:p/>
            </draw:path>
            <draw:path draw:style-name="gr2" draw:text-style-name="P2" draw:layer="layout" svg:width="0.126cm" svg:height="0.181cm" svg:x="4.134cm" svg:y="0.361cm" svg:viewBox="0 0 127 182" svg:d="M94 92v90h33v-145h-29l-65 91v-91h-33v145h29zM23 0c0 10 4 18 12 24 7 6 18 9 32 9 13 0 23-3 31-9s12-14 12-24h-31c0 4-1 7-3 8-2 2-5 3-9 3-5 0-8-1-10-3s-3-4-3-8z">
              <text:p/>
            </draw:path>
            <draw:path draw:style-name="gr2" draw:text-style-name="P2" draw:layer="layout" svg:width="0.135cm" svg:height="0.169cm" svg:x="4.34cm" svg:y="0.398cm" svg:viewBox="0 0 136 170" svg:d="M105 145c0 8 0 17 0 25 10 0 21 0 31 0 0-18 0-37 0-56-7 0-13 0-20 0 0-38 0-76 0-114-11 0-22 0-33 0 0 38 0 76 0 114-17 0-33 0-50 0 0-38 0-76 0-114-11 0-22 0-33 0 0 48 0 97 0 145 35 0 70 0 105 0z">
              <text:p/>
            </draw:path>
            <draw:path draw:style-name="gr2" draw:text-style-name="P2" draw:layer="layout" svg:width="0.122cm" svg:height="0.149cm" svg:x="4.485cm" svg:y="0.396cm" svg:viewBox="0 0 123 150" svg:d="M111 109c-10 7-20 10-32 10-13 0-23-4-32-12-7-8-12-19-12-32 0-14 4-25 12-32 7-8 17-12 29-12 10 0 20 3 30 9l14-25c-4-4-10-8-18-11s-17-4-26-4c-24 0-43 7-56 21-14 14-20 32-20 54 0 23 7 41 21 55 14 13 32 20 55 20 10 0 19-1 28-4 8-4 15-7 19-12z">
              <text:p/>
            </draw:path>
            <draw:path draw:style-name="gr2" draw:text-style-name="P2" draw:layer="layout" svg:width="0.151cm" svg:height="0.144cm" svg:x="4.633cm" svg:y="0.398cm" svg:viewBox="0 0 152 145" svg:d="M33 145c0-30 0-61 0-92 14 19 27 38 40 56 2 0 3 0 5 0 14-19 27-38 41-56 0 30 0 61 0 92 11 0 22 0 33 0 0-48 0-97 0-145-11 0-21 0-31 0-15 20-29 41-43 61-15-20-30-41-44-61-12 0-23 0-34 0 0 48 0 97 0 145 11 0 22 0 33 0z">
              <text:p/>
            </draw:path>
          </draw:g>
          <draw:g>
            <draw:path draw:style-name="gr3" draw:text-style-name="P3" draw:layer="layout" svg:width="0.122cm" svg:height="0.113cm" svg:x="2.783cm" svg:y="0.698cm" svg:viewBox="0 0 123 114" svg:d="M52 114v-15c-16 0-28-4-38-11-9-8-14-19-14-33 0-13 5-24 14-31 10-8 22-12 38-12v-12h19v12c16 0 28 4 37 12 10 7 15 18 15 31 0 14-5 25-15 33-9 7-21 11-37 11v15zM102 55c0-7-3-14-8-18-5-5-13-7-23-8v52c21 0 31-9 31-26zM21 55c0 9 3 15 8 20 5 4 12 6 23 6v-52c-11 1-18 3-23 8-5 4-8 11-8 18z">
              <text:p/>
            </draw:path>
            <draw:path draw:style-name="gr3" draw:text-style-name="P3" draw:layer="layout" svg:width="0.071cm" svg:height="0.111cm" svg:x="2.927cm" svg:y="0.699cm" svg:viewBox="0 0 72 112" svg:d="M0 112v-112h65v18h-45v25c4-1 9-1 15-1 11 0 20 3 27 9s10 14 10 25c0 12-4 20-11 27-8 6-18 9-32 9-5 0-11 0-17 0s-10 0-12 0zM33 60c-4 0-9 1-13 1v32c5 1 9 1 12 1 14 0 21-6 21-17 0-5-2-9-5-12s-8-5-15-5z">
              <text:p/>
            </draw:path>
            <draw:path draw:style-name="gr3" draw:text-style-name="P3" draw:layer="layout" svg:width="0.104cm" svg:height="0.111cm" svg:x="3.013cm" svg:y="0.699cm" svg:viewBox="0 0 105 112" svg:d="M105 0l-38 86c-4 8-8 15-13 19s-11 7-17 7c-7 0-12-2-15-5l7-17c2 2 5 3 8 3 4 0 8-2 10-8l2-3-49-82h22l37 62 26-62z">
              <text:p/>
            </draw:path>
            <draw:path draw:style-name="gr3" draw:text-style-name="P3" draw:layer="layout" svg:width="0.076cm" svg:height="0.072cm" svg:x="3.159cm" svg:y="0.734cm" svg:viewBox="0 0 77 73" svg:d="M64 73c-10-12-20-24-30-36 0-1 0-1 0-1 10-12 20-24 31-36 4 4 8 7 12 11-7 8-15 17-22 25 7 9 14 17 21 26-4 4-8 7-12 11zM31 73c-11-12-21-24-31-36 0-1 0-1 0-1 11-12 21-24 31-36 4 4 8 7 12 11-7 8-14 17-22 25 8 9 15 17 22 26-4 4-8 7-12 11z">
              <text:p/>
            </draw:path>
            <draw:path draw:style-name="gr3" draw:text-style-name="P3" draw:layer="layout" svg:width="0.062cm" svg:height="0.111cm" svg:x="3.259cm" svg:y="0.699cm" svg:viewBox="0 0 63 112" svg:d="M0 112c0-38 0-75 0-112 21 0 42 0 63 0 0 6 0 12 0 18-15 0-29 0-43 0 0 31 0 63 0 94-7 0-14 0-20 0z">
              <text:p/>
            </draw:path>
            <draw:path draw:style-name="gr3" draw:text-style-name="P3" draw:layer="layout" svg:width="0.077cm" svg:height="0.074cm" svg:x="3.328cm" svg:y="0.737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66cm" svg:height="0.074cm" svg:x="3.419cm" svg:y="0.737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77cm" svg:height="0.103cm" svg:x="3.491cm" svg:y="0.739cm" svg:viewBox="0 0 78 104" svg:d="M78 0l-28 72c-5 12-9 21-13 25s-9 7-14 7-11-2-16-6l6-14c3 2 5 3 8 3 4 0 8-4 10-11l2-4-33-72h22l17 39c0 2 2 5 3 11 1-5 2-9 3-11l13-39z">
              <text:p/>
            </draw:path>
            <draw:path draw:style-name="gr3" draw:text-style-name="P3" draw:layer="layout" svg:width="0.084cm" svg:height="0.087cm" svg:x="3.571cm" svg:y="0.739cm" svg:viewBox="0 0 85 88" svg:d="M0 88v-33h9c6-8 9-20 10-38l1-17h53v55h12v33h-17v-16h-51v16zM37 24c-2 14-4 24-9 31h27v-38h-18z">
              <text:p/>
            </draw:path>
            <draw:path draw:style-name="gr3" draw:text-style-name="P3" draw:layer="layout" svg:width="0.058cm" svg:height="0.073cm" svg:x="3.663cm" svg:y="0.73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72cm" svg:height="0.105cm" svg:x="3.742cm" svg:y="0.737cm" svg:viewBox="0 0 73 106" svg:d="M0 106v-104h18v7c3-3 6-5 10-7 4-1 8-2 13-2 9 0 17 3 23 10s9 16 9 26c0 11-3 21-10 28-8 7-16 11-28 11-7 0-12-1-17-3v34zM35 17c-6 0-12 3-17 8v29c5 3 10 4 16 4s11-2 14-6c4-4 5-9 5-15s-1-11-5-14c-3-4-7-6-13-6z">
              <text:p/>
            </draw:path>
            <draw:path draw:style-name="gr3" draw:text-style-name="P3" draw:layer="layout" svg:width="0.066cm" svg:height="0.074cm" svg:x="3.826cm" svg:y="0.737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64cm" svg:height="0.071cm" svg:x="3.899cm" svg:y="0.739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62cm" svg:height="0.072cm" svg:x="3.978cm" svg:y="0.738cm" svg:viewBox="0 0 63 73" svg:d="M0 72v-71c1 0 4 0 7-1 4 0 7 0 11 0s7 0 10 0c22 0 33 6 33 19 0 4-2 8-4 10-3 3-6 5-10 6 11 2 16 8 16 17 0 14-12 21-34 21-4 0-9 0-16 0s-11-1-13-1zM30 42h-12v16c7 1 11 1 12 1 5 0 8-1 10-3 2-1 3-3 3-6 0-5-4-8-13-8zM30 15c-5 0-9 0-12 0v16h12c4 0 6-1 8-2 2-2 3-4 3-6 0-5-4-8-11-8z">
              <text:p/>
            </draw:path>
            <draw:path draw:style-name="gr3" draw:text-style-name="P3" draw:layer="layout" svg:width="0.071cm" svg:height="0.074cm" svg:x="4.053cm" svg:y="0.737cm" svg:viewBox="0 0 72 75" svg:d="M61 53l5 13c-7 6-16 9-27 9-12 0-21-3-28-10s-11-16-11-27 3-20 10-27 16-11 28-11c9 0 17 3 24 9 7 7 10 15 10 24 0 4-1 8-1 10h-52c1 5 3 10 7 13s9 4 15 4c7 0 14-2 20-7zM37 15c-10 0-17 5-19 16h35c0-5-1-8-4-11s-7-5-12-5z">
              <text:p/>
            </draw:path>
            <draw:path draw:style-name="gr3" draw:text-style-name="P3" draw:layer="layout" svg:width="0.067cm" svg:height="0.071cm" svg:x="4.139cm" svg:y="0.739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67cm" svg:height="0.071cm" svg:x="4.228cm" svg:y="0.739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86cm" svg:height="0.071cm" svg:x="4.315cm" svg:y="0.739cm" svg:viewBox="0 0 87 72" svg:d="M0 72v-72h18v20h9c12 0 20 2 25 7 4 4 7 10 7 17 0 8-3 15-8 20s-14 8-25 8zM69 72v-72h18v72zM26 34h-8v22h7c10 0 14-4 14-11s-4-11-13-11z">
              <text:p/>
            </draw:path>
            <draw:path draw:style-name="gr3" draw:text-style-name="P3" draw:layer="layout" svg:width="0.069cm" svg:height="0.106cm" svg:x="4.422cm" svg:y="0.703cm" svg:viewBox="0 0 70 107" svg:d="M18 107h-18v-71h18v45l34-45h18v71h-18v-45zM11 0h16c0 3 1 6 2 8 2 3 4 4 6 4 3 0 5-1 6-4 2-2 2-5 2-8h17c0 7-2 13-6 18-5 5-11 7-19 7s-14-2-18-7-6-11-6-18z">
              <text:p/>
            </draw:path>
            <draw:path draw:style-name="gr3" draw:text-style-name="P3" draw:layer="layout" svg:width="0.072cm" svg:height="0.105cm" svg:x="4.546cm" svg:y="0.737cm" svg:viewBox="0 0 73 106" svg:d="M0 106v-104h18v7c3-3 6-5 10-7 4-1 8-2 13-2 9 0 17 3 23 10s9 16 9 26c0 11-3 21-10 28-8 7-16 11-28 11-7 0-12-1-17-3v34zM35 17c-6 0-12 3-17 8v29c5 3 10 4 16 4s11-2 14-6c4-4 5-9 5-15s-1-11-5-14c-3-4-7-6-13-6z">
              <text:p/>
            </draw:path>
            <draw:path draw:style-name="gr3" draw:text-style-name="P3" draw:layer="layout" svg:width="0.071cm" svg:height="0.074cm" svg:x="4.629cm" svg:y="0.737cm" svg:viewBox="0 0 72 75" svg:d="M61 53l5 13c-7 6-16 9-27 9-12 0-21-3-28-10s-11-16-11-27 3-20 10-27 16-11 28-11c9 0 17 3 24 9 7 7 10 15 10 24 0 4-1 8-1 10h-52c1 5 3 10 7 13s9 4 15 4c7 0 14-2 20-7zM37 15c-10 0-17 5-19 16h35c0-5-1-8-4-11s-7-5-12-5z">
              <text:p/>
            </draw:path>
            <draw:path draw:style-name="gr3" draw:text-style-name="P3" draw:layer="layout" svg:width="0.047cm" svg:height="0.071cm" svg:x="4.715cm" svg:y="0.739cm" svg:viewBox="0 0 48 72" svg:d="M0 72c0-24 0-48 0-72 16 0 32 0 48 0 0 6 0 12 0 17-10 0-20 0-30 0 0 18 0 36 0 55-6 0-12 0-18 0z">
              <text:p/>
            </draw:path>
            <draw:path draw:style-name="gr3" draw:text-style-name="P3" draw:layer="layout" svg:width="0.069cm" svg:height="0.071cm" svg:x="4.776cm" svg:y="0.739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77cm" svg:height="0.074cm" svg:x="4.862cm" svg:y="0.737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67cm" svg:height="0.071cm" svg:x="4.957cm" svg:y="0.739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58cm" svg:height="0.073cm" svg:x="5.04cm" svg:y="0.73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71cm" svg:height="0.072cm" svg:x="5.112cm" svg:y="0.739cm" svg:viewBox="0 0 72 73" svg:d="M53 72v-54h-18l-1 8c-1 13-3 23-6 30s-6 11-10 14c-4 2-10 3-17 3l-1-18c2 0 5 0 6-2 3-1 5-5 6-10 2-5 4-12 4-21l2-22h54v72z">
              <text:p/>
            </draw:path>
            <draw:path draw:style-name="gr3" draw:text-style-name="P3" draw:layer="layout" svg:width="0.059cm" svg:height="0.071cm" svg:x="5.204cm" svg:y="0.739cm" svg:viewBox="0 0 60 72" svg:d="M0 72v-72h18v20h10c12 0 19 2 25 7 4 4 7 10 7 17 0 8-3 15-8 20s-14 8-25 8zM27 34h-9v22h8c9 0 14-4 14-11s-4-11-13-11z">
              <text:p/>
            </draw:path>
            <draw:path draw:style-name="gr3" draw:text-style-name="P3" draw:layer="layout" svg:width="0.067cm" svg:height="0.071cm" svg:x="5.277cm" svg:y="0.739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86cm" svg:height="0.071cm" svg:x="5.365cm" svg:y="0.739cm" svg:viewBox="0 0 87 72" svg:d="M0 72v-72h18v20h9c12 0 20 2 25 7 4 4 7 10 7 17 0 8-3 15-8 20s-14 8-25 8zM69 72v-72h18v72zM26 34h-8v22h7c10 0 14-4 14-11s-4-11-13-11z">
              <text:p/>
            </draw:path>
            <draw:path draw:style-name="gr3" draw:text-style-name="P3" draw:layer="layout" svg:width="0.069cm" svg:height="0.106cm" svg:x="5.472cm" svg:y="0.703cm" svg:viewBox="0 0 70 107" svg:d="M18 107h-18v-71h18v45l34-45h18v71h-18v-45zM11 0h16c0 3 1 6 2 8 2 3 4 4 6 4 3 0 5-1 6-4 2-2 2-5 2-8h17c0 7-2 13-6 18-5 5-11 7-19 7s-14-2-18-7-6-11-6-18z">
              <text:p/>
            </draw:path>
            <draw:path draw:style-name="gr3" draw:text-style-name="P3" draw:layer="layout" svg:width="0.077cm" svg:height="0.087cm" svg:x="5.596cm" svg:y="0.739cm" svg:viewBox="0 0 78 88" svg:d="M0 72c0-24 0-48 0-72 6 0 12 0 18 0 0 18 0 36 0 55 10 0 20 0 30 0 0-19 0-37 0-55 6 0 12 0 18 0 0 18 0 36 0 55 4 0 8 0 12 0 0 11 0 22 0 33-6 0-11 0-17 0 0-5 0-11 0-16-20 0-41 0-61 0z">
              <text:p/>
            </draw:path>
            <draw:path draw:style-name="gr3" draw:text-style-name="P3" draw:layer="layout" svg:width="0.071cm" svg:height="0.074cm" svg:x="5.682cm" svg:y="0.737cm" svg:viewBox="0 0 72 75" svg:d="M61 53l5 13c-7 6-16 9-27 9-12 0-21-3-28-10s-11-16-11-27 3-20 10-27 16-11 28-11c9 0 17 3 24 9 7 7 10 15 10 24 0 4-1 8-1 10h-52c1 5 3 10 7 13s9 4 15 4c7 0 14-2 20-7zM37 15c-10 0-17 5-19 16h35c0-5-1-8-4-11s-7-5-12-5z">
              <text:p/>
            </draw:path>
            <draw:path draw:style-name="gr3" draw:text-style-name="P3" draw:layer="layout" svg:width="0.067cm" svg:height="0.071cm" svg:x="5.769cm" svg:y="0.739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64cm" svg:height="0.071cm" svg:x="5.848cm" svg:y="0.739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72cm" svg:height="0.105cm" svg:x="5.927cm" svg:y="0.737cm" svg:viewBox="0 0 73 106" svg:d="M0 106v-104h18v7c3-3 6-5 10-7 4-1 8-2 13-2 9 0 17 3 23 10s9 16 9 26c0 11-3 21-10 28-8 7-16 11-28 11-7 0-12-1-17-3v34zM35 17c-6 0-12 3-17 8v29c5 3 10 4 16 4s11-2 14-6c4-4 5-9 5-15s-1-11-5-14c-3-4-7-6-13-6z">
              <text:p/>
            </draw:path>
            <draw:path draw:style-name="gr3" draw:text-style-name="P3" draw:layer="layout" svg:width="0.066cm" svg:height="0.074cm" svg:x="2.783cm" svg:y="0.97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64cm" svg:height="0.071cm" svg:x="2.857cm" svg:y="0.972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58cm" svg:height="0.073cm" svg:x="2.931cm" svg:y="0.9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67cm" svg:height="0.071cm" svg:x="3.01cm" svg:y="0.972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84cm" svg:height="0.087cm" svg:x="3.089cm" svg:y="0.972cm" svg:viewBox="0 0 85 88" svg:d="M0 88v-33h9c6-8 9-20 10-38l1-17h53v55h12v33h-17v-16h-51v16zM37 24c-2 14-4 24-9 31h27v-38h-18z">
              <text:p/>
            </draw:path>
            <draw:path draw:style-name="gr3" draw:text-style-name="P3" draw:layer="layout" svg:width="0.058cm" svg:height="0.073cm" svg:x="3.181cm" svg:y="0.9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72cm" svg:height="0.105cm" svg:x="3.259cm" svg:y="0.97cm" svg:viewBox="0 0 73 106" svg:d="M0 106v-104h18v7c3-3 6-5 10-7 4-1 8-2 13-2 9 0 17 3 23 10s9 16 9 26c0 11-3 21-10 28-8 7-16 11-28 11-7 0-12-1-17-3v34zM35 17c-6 0-12 3-17 8v29c5 3 10 4 16 4s11-2 14-6c4-4 5-9 5-15s-1-11-5-14c-3-4-7-6-13-6z">
              <text:p/>
            </draw:path>
            <draw:path draw:style-name="gr3" draw:text-style-name="P3" draw:layer="layout" svg:width="0.064cm" svg:height="0.071cm" svg:x="3.34cm" svg:y="0.972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69cm" svg:height="0.071cm" svg:x="3.419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3cm" svg:height="0.074cm" svg:x="3.502cm" svg:y="0.97cm" svg:viewBox="0 0 64 75" svg:d="M31 75c-6 0-12-1-18-3s-10-5-13-9l9-11c3 2 6 4 9 6 5 2 8 2 11 2 5 0 9 0 12-2 2-1 3-4 3-6 0-3-1-5-3-6-1-2-4-2-7-2h-14v-13h13c2 0 5-1 7-2 1-2 2-4 2-6 0-5-4-8-13-8-6 0-12 3-19 8l-8-11c7-8 17-12 31-12 9 0 17 2 21 6 5 3 8 8 8 14 0 4-1 7-3 10-3 3-6 5-11 6v1c5 1 9 3 12 6s4 6 4 10c0 7-3 12-9 17-6 3-14 5-24 5z">
              <text:p/>
            </draw:path>
            <draw:path draw:style-name="gr3" draw:text-style-name="P3" draw:layer="layout" svg:width="0.058cm" svg:height="0.073cm" svg:x="3.579cm" svg:y="0.9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77cm" svg:height="0.087cm" svg:x="3.657cm" svg:y="0.972cm" svg:viewBox="0 0 78 88" svg:d="M0 72c0-24 0-48 0-72 6 0 12 0 18 0 0 18 0 36 0 55 10 0 20 0 30 0 0-19 0-37 0-55 6 0 12 0 18 0 0 18 0 36 0 55 4 0 8 0 12 0 0 11 0 22 0 33-6 0-11 0-17 0 0-5 0-11 0-16-20 0-41 0-61 0z">
              <text:p/>
            </draw:path>
            <draw:path draw:style-name="gr3" draw:text-style-name="P3" draw:layer="layout" svg:width="0.069cm" svg:height="0.071cm" svg:x="3.748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9cm" svg:height="0.071cm" svg:x="3.837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25cm" svg:height="0.044cm" svg:x="3.925cm" svg:y="1.022cm" svg:viewBox="0 0 26 45" svg:d="M0 12c0-4 1-6 3-9 3-2 5-3 9-3 5 0 8 2 11 5 2 3 3 7 3 13s-2 12-5 17-9 8-15 10l-5-9c5-1 8-4 10-8 1-4 2-6 1-7 0 0-2 1-4 1s-4-1-6-3c-1-2-2-5-2-7z">
              <text:p/>
            </draw:path>
            <draw:path draw:style-name="gr3" draw:text-style-name="P3" draw:layer="layout" svg:width="0.079cm" svg:height="0.071cm" svg:x="4.002cm" svg:y="0.972cm" svg:viewBox="0 0 80 72" svg:d="M0 72c0-24 0-48 0-72 6 0 11 0 17 0 8 10 16 20 24 30 8-10 15-20 23-30 6 0 11 0 16 0 0 24 0 48 0 72-6 0-12 0-18 0 0-15 0-30 0-44-7 9-14 18-21 27h-1c-7-9-14-18-22-27 0 14 0 29 0 44-6 0-12 0-18 0z">
              <text:p/>
            </draw:path>
            <draw:path draw:style-name="gr3" draw:text-style-name="P3" draw:layer="layout" svg:width="0.071cm" svg:height="0.074cm" svg:x="4.099cm" svg:y="0.97cm" svg:viewBox="0 0 72 75" svg:d="M61 53l5 13c-7 6-16 9-27 9-12 0-21-3-28-10s-11-16-11-27 3-20 10-27 16-11 28-11c9 0 17 3 24 9 7 7 10 15 10 24 0 4-1 8-1 10h-52c1 5 3 10 7 13s9 4 15 4c7 0 14-2 20-7zM37 15c-10 0-17 5-19 16h35c0-5-1-8-4-11s-7-5-12-5z">
              <text:p/>
            </draw:path>
            <draw:path draw:style-name="gr3" draw:text-style-name="P3" draw:layer="layout" svg:width="0.064cm" svg:height="0.071cm" svg:x="4.178cm" svg:y="0.972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72cm" svg:height="0.105cm" svg:x="4.257cm" svg:y="0.97cm" svg:viewBox="0 0 73 106" svg:d="M0 106v-104h18v7c3-3 6-5 10-7 4-1 8-2 13-2 9 0 17 3 23 10s9 16 9 26c0 11-3 21-10 28-8 7-16 11-28 11-7 0-12-1-17-3v34zM35 17c-6 0-12 3-17 8v29c5 3 10 4 16 4s11-2 14-6c4-4 5-9 5-15s-1-11-5-14c-3-4-7-6-13-6z">
              <text:p/>
            </draw:path>
            <draw:path draw:style-name="gr3" draw:text-style-name="P3" draw:layer="layout" svg:width="0.077cm" svg:height="0.074cm" svg:x="4.341cm" svg:y="0.97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71cm" svg:height="0.072cm" svg:x="4.429cm" svg:y="0.972cm" svg:viewBox="0 0 72 73" svg:d="M53 72v-54h-18l-1 8c-1 13-3 23-6 30s-6 11-10 14c-4 2-10 3-17 3l-1-18c2 0 5 0 6-2 3-1 5-5 6-10 2-5 4-12 4-21l2-22h54v72z">
              <text:p/>
            </draw:path>
            <draw:path draw:style-name="gr3" draw:text-style-name="P3" draw:layer="layout" svg:width="0.077cm" svg:height="0.074cm" svg:x="4.516cm" svg:y="0.97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47cm" svg:height="0.071cm" svg:x="4.611cm" svg:y="0.972cm" svg:viewBox="0 0 48 72" svg:d="M0 72c0-24 0-48 0-72 16 0 32 0 48 0 0 6 0 12 0 17-10 0-20 0-30 0 0 18 0 36 0 55-6 0-12 0-18 0z">
              <text:p/>
            </draw:path>
            <draw:path draw:style-name="gr3" draw:text-style-name="P3" draw:layer="layout" svg:width="0.069cm" svg:height="0.071cm" svg:x="4.672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9cm" svg:height="0.071cm" svg:x="4.762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9cm" svg:height="0.071cm" svg:x="4.886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9cm" svg:height="0.071cm" svg:x="5.009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6cm" svg:height="0.074cm" svg:x="5.095cm" svg:y="0.97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66cm" svg:height="0.071cm" svg:x="5.176cm" svg:y="0.972cm" svg:viewBox="0 0 67 72" svg:d="M49 72c0-19 0-37 0-55-10 0-20 0-31 0 0 18 0 36 0 55-6 0-12 0-18 0 0-24 0-48 0-72 23 0 45 0 67 0 0 24 0 48 0 72-6 0-12 0-18 0z">
              <text:p/>
            </draw:path>
            <draw:path draw:style-name="gr3" draw:text-style-name="P3" draw:layer="layout" svg:width="0.086cm" svg:height="0.071cm" svg:x="5.264cm" svg:y="0.972cm" svg:viewBox="0 0 87 72" svg:d="M0 72v-72h18v20h9c12 0 20 2 25 7 4 4 7 10 7 17 0 8-3 15-8 20s-14 8-25 8zM69 72v-72h18v72zM26 34h-8v22h7c10 0 14-4 14-11s-4-11-13-11z">
              <text:p/>
            </draw:path>
            <draw:path draw:style-name="gr3" draw:text-style-name="P3" draw:layer="layout" svg:width="0.064cm" svg:height="0.071cm" svg:x="5.364cm" svg:y="0.972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58cm" svg:height="0.073cm" svg:x="5.437cm" svg:y="0.97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67cm" svg:height="0.071cm" svg:x="5.516cm" svg:y="0.972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69cm" svg:height="0.071cm" svg:x="5.604cm" svg:y="0.972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69cm" svg:height="0.106cm" svg:x="5.694cm" svg:y="0.936cm" svg:viewBox="0 0 70 107" svg:d="M18 107h-18v-71h18v45l34-45h18v71h-18v-45zM11 0h16c0 3 1 6 2 8 2 3 4 4 6 4 3 0 5-1 6-4 2-2 2-5 2-8h17c0 7-2 13-6 18-5 5-11 7-19 7s-14-2-18-7-6-11-6-18z">
              <text:p/>
            </draw:path>
            <draw:path draw:style-name="gr3" draw:text-style-name="P3" draw:layer="layout" svg:width="0.062cm" svg:height="0.072cm" svg:x="2.787cm" svg:y="1.204cm" svg:viewBox="0 0 63 73" svg:d="M0 72v-71c1 0 4 0 7-1 4 0 7 0 11 0s7 0 10 0c22 0 33 6 33 19 0 4-2 8-4 10-3 3-6 5-10 6 11 2 16 8 16 17 0 14-12 21-34 21-4 0-9 0-16 0s-11-1-13-1zM30 42h-12v16c7 1 11 1 12 1 5 0 8-1 10-3 2-1 3-3 3-6 0-5-4-8-13-8zM30 15c-5 0-9 0-12 0v16h12c4 0 6-1 8-2 2-2 3-4 3-6 0-5-4-8-11-8z">
              <text:p/>
            </draw:path>
            <draw:path draw:style-name="gr3" draw:text-style-name="P3" draw:layer="layout" svg:width="0.094cm" svg:height="0.111cm" svg:x="2.905cm" svg:y="1.166cm" svg:viewBox="0 0 95 112" svg:d="M17 112c-5 0-11 0-17 0 0-38 0-75 0-112 6 0 13 0 20 0 0 26 0 53 0 79 19-26 39-53 58-79 6 0 11 0 17 0 0 37 0 74 0 112-6 0-13 0-19 0 0-27 0-53 0-80-20 27-39 53-59 80z">
              <text:p/>
            </draw:path>
            <draw:path draw:style-name="gr3" draw:text-style-name="P3" draw:layer="layout" svg:width="0.062cm" svg:height="0.072cm" svg:x="3.026cm" svg:y="1.204cm" svg:viewBox="0 0 63 73" svg:d="M0 72v-71c1 0 4 0 7-1 4 0 7 0 11 0s7 0 10 0c22 0 33 6 33 19 0 4-2 8-4 10-3 3-6 5-10 6 11 2 16 8 16 17 0 14-12 21-34 21-4 0-9 0-16 0s-11-1-13-1zM30 42h-12v16c7 1 11 1 12 1 5 0 8-1 10-3 2-1 3-3 3-6 0-5-4-8-13-8zM30 15c-5 0-9 0-12 0v16h12c4 0 6-1 8-2 2-2 3-4 3-6 0-5-4-8-11-8z">
              <text:p/>
            </draw:path>
            <draw:path draw:style-name="gr3" draw:text-style-name="P3" draw:layer="layout" svg:width="0.058cm" svg:height="0.073cm" svg:x="3.101cm" svg:y="1.203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67cm" svg:height="0.071cm" svg:x="3.179cm" svg:y="1.205cm" svg:viewBox="0 0 68 72" svg:d="M50 72c0-9 0-19 0-28-11 0-21 0-32 0 0 9 0 19 0 28-6 0-12 0-18 0 0-24 0-48 0-72 6 0 12 0 18 0 0 9 0 18 0 27 11 0 21 0 32 0 0-9 0-18 0-27 6 0 12 0 18 0 0 24 0 48 0 72-6 0-12 0-18 0z">
              <text:p/>
            </draw:path>
            <draw:path draw:style-name="gr3" draw:text-style-name="P3" draw:layer="layout" svg:width="0.077cm" svg:height="0.074cm" svg:x="3.263cm" svg:y="1.203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62cm" svg:height="0.072cm" svg:x="3.358cm" svg:y="1.204cm" svg:viewBox="0 0 63 73" svg:d="M0 72v-71c1 0 4 0 7-1 4 0 7 0 11 0s7 0 10 0c22 0 33 6 33 19 0 4-2 8-4 10-3 3-6 5-10 6 11 2 16 8 16 17 0 14-12 21-34 21-4 0-9 0-16 0s-11-1-13-1zM30 42h-12v16c7 1 11 1 12 1 5 0 8-1 10-3 2-1 3-3 3-6 0-5-4-8-13-8zM30 15c-5 0-9 0-12 0v16h12c4 0 6-1 8-2 2-2 3-4 3-6 0-5-4-8-11-8z">
              <text:p/>
            </draw:path>
            <draw:path draw:style-name="gr3" draw:text-style-name="P3" draw:layer="layout" svg:width="0.066cm" svg:height="0.074cm" svg:x="3.433cm" svg:y="1.203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7cm" svg:height="0.071cm" svg:x="3.514cm" svg:y="1.205cm" svg:viewBox="0 0 71 72" svg:d="M68 0c-9 12-19 23-28 34 11 13 21 25 31 38-8 0-16 0-24 0-9-13-18-25-28-37 9-11 17-23 26-35 8 0 15 0 23 0zM0 72c0-24 0-48 0-72 6 0 12 0 18 0 0 24 0 48 0 72-6 0-12 0-18 0z">
              <text:p/>
            </draw:path>
            <draw:path draw:style-name="gr3" draw:text-style-name="P3" draw:layer="layout" svg:width="0.077cm" svg:height="0.074cm" svg:x="3.592cm" svg:y="1.203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69cm" svg:height="0.106cm" svg:x="3.687cm" svg:y="1.169cm" svg:viewBox="0 0 70 107" svg:d="M18 107h-18v-71h18v45l34-45h18v71h-18v-45zM11 0h16c0 3 1 6 2 8 2 3 4 4 6 4 3 0 5-1 6-4 2-2 2-5 2-8h17c0 7-2 13-6 18-5 5-11 7-19 7s-14-2-18-7-6-11-6-18z">
              <text:p/>
            </draw:path>
            <draw:path draw:style-name="gr3" draw:text-style-name="P3" draw:layer="layout" svg:width="0.077cm" svg:height="0.074cm" svg:x="3.806cm" svg:y="1.203cm" svg:viewBox="0 0 78 75" svg:d="M11 65c-7-7-11-17-11-27 0-11 4-20 11-27s16-11 28-11 21 4 28 11c8 7 11 16 11 27 0 10-3 20-11 27-7 7-16 10-28 10s-21-3-28-10zM20 38c0 6 2 10 5 15 4 3 9 5 14 5 6 0 10-2 14-5 4-4 6-9 6-15s-2-11-6-15-8-6-14-6c-5 0-10 2-14 6-3 4-5 8-5 15z">
              <text:p/>
            </draw:path>
            <draw:path draw:style-name="gr3" draw:text-style-name="P3" draw:layer="layout" svg:width="0.075cm" svg:height="0.114cm" svg:x="3.896cm" svg:y="1.164cm" svg:viewBox="0 0 76 115" svg:d="M59 0l10 15c-3 3-6 6-10 7s-8 2-13 3-9 3-12 4c-9 5-14 13-16 27 3-3 6-7 11-9 5-3 10-4 15-4 10 0 18 3 24 10 6 6 8 14 8 25 0 10-3 19-10 26-7 8-16 11-27 11-12 0-21-4-28-12-7-9-11-20-11-33 0-31 9-50 27-58 4-2 8-3 13-4s8-2 12-3c2-1 5-2 7-5zM20 73c0 8 2 14 5 18 3 5 8 7 13 7 6 0 10-2 14-5 3-4 5-9 5-14 0-6-2-10-5-14-3-3-7-5-13-5-5 0-9 1-12 4-4 2-6 6-7 9z">
              <text:p/>
            </draw:path>
            <draw:path draw:style-name="gr3" draw:text-style-name="P3" draw:layer="layout" svg:width="0.071cm" svg:height="0.072cm" svg:x="3.982cm" svg:y="1.205cm" svg:viewBox="0 0 72 73" svg:d="M53 72v-54h-18l-1 8c-1 13-3 23-6 30s-6 11-10 14c-4 2-10 3-17 3l-1-18c2 0 5 0 6-2 3-1 5-5 6-10 2-5 4-12 4-21l2-22h54v72z">
              <text:p/>
            </draw:path>
            <draw:path draw:style-name="gr3" draw:text-style-name="P3" draw:layer="layout" svg:width="0.058cm" svg:height="0.073cm" svg:x="4.069cm" svg:y="1.203cm" svg:viewBox="0 0 59 74" svg:d="M10 20l-4-13c7-5 16-7 25-7 10 0 17 2 22 7 4 5 6 13 6 23v43h-15v-8c-5 6-12 9-21 9-7 0-13-2-17-5-4-4-6-10-6-16 0-8 2-14 7-18s11-6 19-6c7 0 12 2 16 5 0-6-1-11-2-14-2-3-6-5-11-5s-11 2-19 5zM29 59c6 0 10-2 13-6v-8c-3-2-7-4-12-4-3 0-6 1-8 3-3 2-4 3-4 7 0 2 1 4 3 6 2 1 4 2 8 2z">
              <text:p/>
            </draw:path>
            <draw:path draw:style-name="gr3" draw:text-style-name="P3" draw:layer="layout" svg:width="0.066cm" svg:height="0.074cm" svg:x="4.143cm" svg:y="1.203cm" svg:viewBox="0 0 67 75" svg:d="M59 49l8 14c-2 4-7 7-12 9s-10 3-16 3c-12 0-21-3-28-10s-11-16-11-27 4-20 11-27 15-11 26-11c13 0 22 3 29 10l-8 14c-5-5-11-7-18-7-6 0-11 2-15 6-3 4-5 8-5 15 0 6 2 11 6 15 4 3 9 5 14 5 7 0 13-3 19-9z">
              <text:p/>
            </draw:path>
            <draw:path draw:style-name="gr3" draw:text-style-name="P3" draw:layer="layout" svg:width="0.064cm" svg:height="0.071cm" svg:x="4.217cm" svg:y="1.205cm" svg:viewBox="0 0 65 72" svg:d="M0 18c0-6 0-12 0-18 22 0 44 0 65 0 0 6 0 12 0 18-7 0-15 0-23 0 0 18 0 36 0 54-6 0-13 0-18 0 0-18 0-36 0-54-8 0-16 0-24 0z">
              <text:p/>
            </draw:path>
            <draw:path draw:style-name="gr3" draw:text-style-name="P3" draw:layer="layout" svg:width="0.069cm" svg:height="0.071cm" svg:x="4.296cm" svg:y="1.205cm" svg:viewBox="0 0 70 72" svg:d="M18 72c-6 0-12 0-18 0 0-24 0-48 0-72 6 0 12 0 18 0 0 15 0 30 0 46 11-16 23-31 34-46 6 0 12 0 18 0 0 24 0 48 0 72-6 0-12 0-18 0 0-15 0-31 0-46-11 15-23 31-34 46z">
              <text:p/>
            </draw:path>
            <draw:path draw:style-name="gr3" draw:text-style-name="P3" draw:layer="layout" svg:width="0.076cm" svg:height="0.072cm" svg:x="4.383cm" svg:y="1.201cm" svg:viewBox="0 0 77 73" svg:d="M77 37c-11 12-21 24-31 36-4-4-8-7-12-11 7-9 14-17 22-26-8-8-15-17-22-25 3-4 7-7 12-11 10 12 20 24 31 36zM43 37c-10 12-20 24-31 36-4-4-8-7-12-11 7-9 15-17 22-26-7-8-15-17-22-25 4-4 8-7 12-11 11 12 21 24 31 36z">
              <text:p/>
            </draw:path>
          </draw:g>
        </draw:g>
        <draw:g>
          <draw:path draw:style-name="gr4" draw:text-style-name="P4" draw:layer="layout" svg:width="0.282cm" svg:height="0.245cm" svg:x="1.22cm" svg:y="1.639cm" svg:viewBox="0 0 283 246" svg:d="M0 246c0-82 0-164 0-246 14 0 29 0 43 0 0 69 0 137 0 206 26 0 51 0 77 0 0-69 0-137 0-206 14 0 29 0 43 0 0 69 0 137 0 206 25 0 51 0 76 0 0-69 0-137 0-206 15 0 29 0 44 0 0 82 0 164 0 246-95 0-189 0-283 0z">
            <text:p/>
          </draw:path>
          <draw:path draw:style-name="gr4" draw:text-style-name="P4" draw:layer="layout" svg:width="0.131cm" svg:height="0.163cm" svg:x="1.549cm" svg:y="1.723cm" svg:viewBox="0 0 132 164" svg:d="M23 45l-11-30c17-10 36-15 56-15 23 0 39 6 49 17s15 27 15 49v96h-36v-18c-9 14-25 20-46 20-15 0-27-4-36-13-9-8-14-20-14-35 0-17 5-30 16-38 11-9 25-14 42-14 14 0 26 4 36 11 0-14-2-24-6-31-5-7-13-10-24-10-12 0-26 3-41 11zM63 130c14 0 24-5 31-14v-16c-7-6-16-8-28-8-7 0-13 2-18 5s-8 8-8 15c0 5 3 10 7 13 4 4 9 5 16 5z">
            <text:p/>
          </draw:path>
          <draw:path draw:style-name="gr4" draw:text-style-name="P4" draw:layer="layout" svg:width="0.168cm" svg:height="0.253cm" svg:x="1.709cm" svg:y="1.635cm" svg:viewBox="0 0 169 254" svg:d="M130 0l21 33c-6 7-13 12-21 15s-17 6-28 8c-10 2-20 5-27 9-20 9-31 29-35 59h1c5-8 13-16 23-21 10-6 21-8 33-8 22 0 39 7 52 21s20 33 20 56-8 43-23 58c-16 16-36 24-60 24-27 0-48-9-63-27s-23-42-23-73c0-68 20-110 60-128 9-3 18-6 29-8 10-2 18-4 25-6 6-3 11-6 16-12zM43 162c1 16 4 29 12 39 7 10 17 15 30 15 12 0 22-4 30-12 7-8 11-18 11-30s-4-22-11-30c-6-8-16-12-28-12-11 0-20 3-28 9-8 5-13 13-16 21z">
            <text:p/>
          </draw:path>
          <draw:path draw:style-name="gr4" draw:text-style-name="P4" draw:layer="layout" svg:width="0.157cm" svg:height="0.161cm" svg:x="1.894cm" svg:y="1.727cm" svg:viewBox="0 0 158 162" svg:d="M118 158v-118h-42l-1 17c-3 29-7 51-13 66s-13 25-22 31c-9 5-21 8-36 8l-4-40c5 1 10-1 15-4 4-4 9-11 13-23 4-11 7-27 8-46l2-49h120v158z">
            <text:p/>
          </draw:path>
          <draw:path draw:style-name="gr4" draw:text-style-name="P4" draw:layer="layout" svg:width="0.171cm" svg:height="0.165cm" svg:x="2.088cm" svg:y="1.723cm" svg:viewBox="0 0 172 166" svg:d="M24 143c-16-16-24-36-24-60s8-44 24-60c16-15 36-23 62-23s47 8 63 23c16 16 23 36 23 60s-7 44-23 60c-16 15-37 23-63 23s-46-8-62-23zM43 83c0 13 4 24 12 33 9 8 19 12 31 12 13 0 23-4 31-12s13-19 13-33c0-13-5-24-13-32-8-9-18-13-31-13-12 0-22 4-30 13-9 8-13 19-13 32z">
            <text:p/>
          </draw:path>
          <draw:path draw:style-name="gr4" draw:text-style-name="P4" draw:layer="layout" svg:width="0.149cm" svg:height="0.157cm" svg:x="2.297cm" svg:y="1.727cm" svg:viewBox="0 0 150 158" svg:d="M110 158c0-20 0-40 0-60-23 0-46 0-70 0 0 20 0 40 0 60-13 0-27 0-40 0 0-52 0-105 0-158 13 0 27 0 40 0 0 20 0 40 0 60 24 0 47 0 70 0 0-20 0-40 0-60 13 0 27 0 40 0 0 53 0 106 0 158-13 0-27 0-40 0z">
            <text:p/>
          </draw:path>
          <draw:path draw:style-name="gr4" draw:text-style-name="P4" draw:layer="layout" svg:width="0.192cm" svg:height="0.157cm" svg:x="2.492cm" svg:y="1.727cm" svg:viewBox="0 0 193 158" svg:d="M0 158v-158h40v43h20c25 0 43 5 54 16 10 10 16 23 16 39 0 17-6 32-18 43-11 12-30 17-55 17zM152 158v-158h41v158zM57 76h-17v47h16c21 0 31-8 31-23 0-16-10-24-30-24z">
            <text:p/>
          </draw:path>
          <draw:path draw:style-name="gr4" draw:text-style-name="P4" draw:layer="layout" svg:width="0.256cm" svg:height="0.253cm" svg:x="2.798cm" svg:y="1.635cm" svg:viewBox="0 0 257 254" svg:d="M0 127c0-36 12-66 36-91 24-24 55-36 92-36s68 12 92 35c24 24 37 54 37 92 0 37-13 67-37 91s-55 36-92 36-68-12-92-35c-24-24-36-54-36-92zM46 127c0 25 8 45 24 62 15 16 35 25 58 25 25 0 46-9 60-25 15-16 23-37 23-62s-8-46-24-62-35-25-59-25-43 9-59 25c-15 16-23 37-23 62z">
            <text:p/>
          </draw:path>
          <draw:path draw:style-name="gr4" draw:text-style-name="P4" draw:layer="layout" svg:width="0.16cm" svg:height="0.232cm" svg:x="3.093cm" svg:y="1.723cm" svg:viewBox="0 0 161 233" svg:d="M0 233v-229h40v15c6-5 13-10 21-14 9-3 19-5 28-5 22 0 39 8 53 23 13 15 19 34 19 58s-8 45-23 61c-16 16-36 24-61 24-15 0-28-2-37-8v75zM77 38c-14 0-26 6-37 17v64c10 6 21 9 34 9 14 0 24-4 32-13s12-20 12-33-3-24-11-32c-7-8-17-12-30-12z">
            <text:p/>
          </draw:path>
          <draw:path draw:style-name="gr4" draw:text-style-name="P4" draw:layer="layout" svg:width="0.158cm" svg:height="0.165cm" svg:x="3.278cm" svg:y="1.723cm" svg:viewBox="0 0 159 166" svg:d="M134 118l12 28c-16 14-36 20-61 20s-46-7-62-23c-15-15-23-35-23-60 0-24 8-43 23-59s35-24 61-24c21 0 38 7 53 21 14 13 22 31 22 53 0 8-1 16-3 21h-114c2 12 7 21 15 28 9 6 20 9 32 9 18 0 33-4 45-14zM82 34c-23 0-37 11-42 34h78c1-10-3-18-9-24-7-7-16-10-27-10z">
            <text:p/>
          </draw:path>
          <draw:path draw:style-name="gr4" draw:text-style-name="P4" draw:layer="layout" svg:width="0.15cm" svg:height="0.16cm" svg:x="3.47cm" svg:y="1.724cm" svg:viewBox="0 0 151 161" svg:d="M0 161v-158h40v16c12-13 27-19 46-19 43 0 65 23 65 68v93h-40v-86c0-25-12-37-36-37-13 0-24 5-35 15v108z">
            <text:p/>
          </draw:path>
          <draw:path draw:style-name="gr4" draw:text-style-name="P4" draw:layer="layout" svg:width="0.21cm" svg:height="0.247cm" svg:x="3.671cm" svg:y="1.638cm" svg:viewBox="0 0 211 248" svg:d="M0 247v-246h5c4 0 15 0 32 0 17-1 29-1 36-1 23 0 44 3 63 10 18 6 32 15 43 27 11 11 19 24 24 38s8 30 8 47c0 36-12 67-37 90-24 24-59 36-104 36-5 0-14 0-30 0-15 0-27-1-35-1zM72 40c-9 0-19 1-29 2v165c8 0 18 1 28 1 29 0 52-8 69-24 17-15 25-36 25-62 0-25-8-45-25-60-16-14-39-22-68-22z">
            <text:p/>
          </draw:path>
          <draw:path draw:style-name="gr4" draw:text-style-name="P4" draw:layer="layout" svg:width="0.171cm" svg:height="0.165cm" svg:x="3.904cm" svg:y="1.723cm" svg:viewBox="0 0 172 166" svg:d="M24 143c-16-16-24-36-24-60s8-44 24-60c16-15 36-23 62-23s47 8 63 23c16 16 23 36 23 60s-7 44-23 60c-16 15-37 23-63 23s-46-8-62-23zM43 83c0 13 4 24 12 33 9 8 19 12 31 12 13 0 23-4 31-12s13-19 13-33c0-13-5-24-13-32-8-9-18-13-31-13-12 0-22 4-30 13-9 8-13 19-13 32z">
            <text:p/>
          </draw:path>
          <draw:path draw:style-name="gr4" draw:text-style-name="P4" draw:layer="layout" svg:width="0.148cm" svg:height="0.165cm" svg:x="4.103cm" svg:y="1.723cm" svg:viewBox="0 0 149 166" svg:d="M130 109l19 30c-7 9-16 15-27 20s-23 7-36 7c-26 0-47-7-62-23-16-15-24-35-24-60 0-23 8-43 23-59 16-16 35-24 59-24 28 0 49 7 64 21l-19 33c-11-11-24-16-40-16-11 0-22 4-30 13-9 8-14 19-14 32 0 14 5 25 14 33s20 12 32 12c16 0 29-6 41-19z">
            <text:p/>
          </draw:path>
          <draw:path draw:style-name="gr4" draw:text-style-name="P4" draw:layer="layout" svg:width="0.146cm" svg:height="0.161cm" svg:x="4.278cm" svg:y="1.727cm" svg:viewBox="0 0 147 162" svg:d="M147 0v158h-41v-19c-12 16-29 23-50 23-17 0-30-5-41-16-10-11-15-28-15-49v-97h40v88c0 25 11 37 31 37 14 0 25-7 35-20v-105z">
            <text:p/>
          </draw:path>
          <draw:path draw:style-name="gr4" draw:text-style-name="P4" draw:layer="layout" svg:width="0.239cm" svg:height="0.16cm" svg:x="4.469cm" svg:y="1.724cm" svg:viewBox="0 0 240 161" svg:d="M240 58v103h-40v-93c0-20-9-30-27-30-16 0-27 6-33 18 0 1 0 3 0 6s0 5 0 6v93h-40v-96c0-8-2-15-7-20-4-5-11-7-19-7-15 0-26 6-34 17v106h-40v-158h40v17c13-13 29-20 50-20 12 0 22 2 30 7s13 11 16 18c13-17 31-25 54-25 34 0 50 19 50 58z">
            <text:p/>
          </draw:path>
          <draw:path draw:style-name="gr4" draw:text-style-name="P4" draw:layer="layout" svg:width="0.158cm" svg:height="0.165cm" svg:x="4.738cm" svg:y="1.723cm" svg:viewBox="0 0 159 166" svg:d="M134 118l12 28c-16 14-36 20-61 20s-46-7-62-23c-15-15-23-35-23-60 0-24 8-43 23-59s35-24 61-24c21 0 38 7 53 21 14 13 22 31 22 53 0 8-1 16-3 21h-114c2 12 7 21 15 28 9 6 20 9 32 9 18 0 33-4 45-14zM82 34c-23 0-37 11-42 34h78c1-10-3-18-9-24-7-7-16-10-27-10z">
            <text:p/>
          </draw:path>
          <draw:path draw:style-name="gr4" draw:text-style-name="P4" draw:layer="layout" svg:width="0.15cm" svg:height="0.16cm" svg:x="4.93cm" svg:y="1.724cm" svg:viewBox="0 0 151 161" svg:d="M0 161v-158h40v16c12-13 27-19 46-19 43 0 65 23 65 68v93h-40v-86c0-25-12-37-36-37-13 0-24 5-35 15v108z">
            <text:p/>
          </draw:path>
          <draw:path draw:style-name="gr4" draw:text-style-name="P4" draw:layer="layout" svg:width="0.095cm" svg:height="0.205cm" svg:x="5.117cm" svg:y="1.683cm" svg:viewBox="0 0 96 206" svg:d="M0 142v-142h40v44h52v38h-52v58c0 19 7 28 19 28 8 0 17-3 25-9l12 31c-13 11-28 16-47 16-17 0-30-5-37-16-8-11-12-27-12-48z">
            <text:p/>
          </draw:path>
        </draw:g>
        <draw:frame draw:style-name="gr5" draw:text-style-name="P6" draw:layer="layout" svg:width="5.6cm" svg:height="0.787cm" svg:x="0.4cm" svg:y="2.056cm">
          <draw:text-box>
            <text:p text:style-name="P5"><text:span text:style-name="T1">Шаблоны документов, используемые в системе электронного документооборота учреждения для внутренних и исходящих документов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irce" svg:font-family="Circe" style:font-family-generic="swiss" style:font-pitch="variable"/>
    <style:font-face style:name="Circe1" svg:font-family="Circe" style:font-adornments="Обычный" style:font-family-generic="swiss" style:font-pitch="variable"/>
    <style:font-face style:name="Circe Bold" svg:font-family="'Circe Bold'" style:font-family-generic="swiss" style:font-pitch="variable"/>
    <style:font-face style:name="Circe Bold1" svg:font-family="'Circe Bold'" style:font-adornments="Обычный" style:font-family-generic="swiss" style:font-pitch="variable"/>
    <style:font-face style:name="Circe ExtraBold" svg:font-family="'Circe ExtraBold'" style:font-family-generic="swiss" style:font-pitch="variable"/>
    <style:font-face style:name="Circe ExtraBold1" svg:font-family="'Circe ExtraBold'" style:font-adornments="Extra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4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4-02T18:38:14.374000000</dc:date>
    <meta:editing-duration>PT49M58S</meta:editing-duration>
    <meta:editing-cycles>10</meta:editing-cycles>
    <meta:generator>LibreOffice/7.0.4.2$Windows_X86_64 LibreOffice_project/dcf040e67528d9187c66b2379df5ea4407429775</meta:generator>
    <meta:document-statistic meta:object-count="137"/>
  </office:meta>
</office:document-meta>
</file>